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ejaVu Sans" svg:font-family="DejaVu Sans" style:font-family-generic="swiss" style:font-pitch="variable" svg:panose-1="2 11 6 3 3 8 4 2 2 4"/>
    <style:font-face style:name="FreeSans" svg:font-family="FreeSans"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style>
    <style:style style:name="P2" style:parent-style-name="Textbody" style:family="paragraph"/>
    <style:style style:name="P3" style:parent-style-name="Textbody" style:family="paragraph"/>
    <style:style style:name="P4" style:parent-style-name="Textbody" style:family="paragraph"/>
    <style:style style:name="P5" style:parent-style-name="Textbody" style:family="paragraph"/>
    <style:style style:name="P6" style:parent-style-name="Textbody" style:family="paragraph"/>
    <style:style style:name="P7" style:parent-style-name="Textbody" style:family="paragraph"/>
    <style:style style:name="P8" style:parent-style-name="Textbody" style:family="paragraph"/>
    <style:style style:name="P9" style:parent-style-name="Textbody" style:family="paragraph"/>
    <style:style style:name="P10" style:parent-style-name="Textbody" style:family="paragraph"/>
    <style:style style:name="P11" style:parent-style-name="Textbody" style:family="paragraph"/>
    <style:style style:name="P12" style:parent-style-name="Textbody" style:family="paragraph"/>
    <style:style style:name="P13" style:parent-style-name="Textbody" style:family="paragraph"/>
  </office:automatic-styles>
  <office:body>
    <office:text text:use-soft-page-breaks="true">
      <text:p text:style-name="P1">TeraHz – Poceni prenosni spektrometer</text:p>
      <text:h text:style-name="Heading1" text:outline-level="1">Problem:</text:h>
      <text:p text:style-name="Textbody">Spektrometri so uporabni na mnogih področjih fizike, kemije in biologije. Uporabni so pravzaprav povsod, kjer želimo vedeti sestavo spektra svetlobe. Na žalost pa so spektrometri drage<text:s/>naprave, saj se cene najcenejših opcij na trgu gibljejo nad 500 €. Če so potrebe po natančnosti ali širini spektra večje, se ta cena tudi potroji ali celo početveri. Kljub visoki ceni pa tovrstni spektrometri še vedno niso posebno prenosni, in posledično neprimerni za delo na terenu.</text:p>
      <text:h text:style-name="Heading1" text:outline-level="1">Rešitev – izdelava lastnega spektrometra!</text:h>
      <text:p text:style-name="Textbody">Cilji, ki smo si jih zastavili ob začetku projekta, so bili:</text:p>
      <text:list text:style-name="LFO1" text:continue-numbering="true">
        <text:list-item>
          <text:p text:style-name="P2">Natančno merjenje spektra vidne, infrardeče in ultravijolične svetlobe</text:p>
        </text:list-item>
        <text:list-item>
          <text:p text:style-name="P3">Primernost za delo na terenu – Delovanje na akumulator</text:p>
        </text:list-item>
        <text:list-item>
          <text:p text:style-name="P4">Nizka cena: Primeren za izdelavo v šolah</text:p>
        </text:list-item>
        <text:list-item>
          <text:p text:style-name="P5">Uporaba novih tehnologij – 3D tiskanje ohišja, povezava z mobilnim telefonom</text:p>
        </text:list-item>
      </text:list>
      <text:p text:style-name="Textbody">Sedanja verzija spektrometra naj bi stala okrog 150 €, kar je odlična cena v primerjavi z drugimi, komercialnimi izdelki.</text:p>
      <text:h text:style-name="Heading1" text:outline-level="1">Razvoj</text:h>
      <text:p text:style-name="Textbody">Trenutno se z razvojem ukvarjamo dijaki Strokovne gimnazije:</text:p>
      <text:list text:style-name="LFO2" text:continue-numbering="true">
        <text:list-item>
          <text:p text:style-name="P6">Kristjan Komloši, 2. Ga<text:s/>(elektronika, senzorski vmesnik)</text:p>
        </text:list-item>
        <text:list-item>
          <text:p text:style-name="P7">Juš Dolžan, 2. Ga<text:s/>(obdelava podatkov, zaledje spletnega vmesnika)</text:p>
        </text:list-item>
        <text:list-item>
          <text:p text:style-name="P8">Jakob Kosec, 2. Ga<text:s/>(spletni vmesnik)</text:p>
        </text:list-item>
        <text:list-item>
          <text:p text:style-name="P9">Dominik Bratina, 2. Ga<text:s/>(oblikovanje spletnega vmesnika)</text:p>
        </text:list-item>
        <text:list-item>
          <text:p text:style-name="P10">Taj Lokovšek, 3. Mb (oblikovanje ohišja)</text:p>
        </text:list-item>
      </text:list>
      <text:p text:style-name="Textbody"/>
      <text:p text:style-name="Textbody">Razvoj se je začel z novim letom 2019, do sedaj nam je uspelo razviti:</text:p>
      <text:list text:style-name="LFO3" text:continue-numbering="true">
        <text:list-item>
          <text:p text:style-name="P11">Vmesnik računalnik – senzor</text:p>
        </text:list-item>
        <text:list-item>
          <text:p text:style-name="P12">Pretvorbo surovih podatkov v uporabne fizikalne enote</text:p>
        </text:list-item>
        <text:list-item>
          <text:p text:style-name="P13">Izris pridobljenih podatkov – Graf</text:p>
        </text:list-item>
      </text:list>
      <text:p text:style-name="Textbody"/>
      <text:p text:style-name="Textbody">Vse tri dele lahko vidite na predstavitvi.</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ejaVu Sans" svg:font-family="DejaVu Sans" style:font-family-generic="swiss" style:font-pitch="variable" svg:panose-1="2 11 6 3 3 8 4 2 2 4"/>
    <style:font-face style:name="FreeSans" svg:font-family="FreeSans"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ristjan Komloši</meta:initial-creator>
    <dc:creator>Kristjan Komloši</dc:creator>
    <meta:creation-date>2019-02-03T16:12:00Z</meta:creation-date>
    <dc:date>2019-02-03T16:12:00Z</dc:date>
    <meta:print-date>2019-02-03T13:35:00Z</meta:print-date>
    <meta:template xlink:href="Normal.dotm" xlink:type="simple"/>
    <meta:editing-cycles>2</meta:editing-cycles>
    <meta:editing-duration>PT60S</meta:editing-duration>
    <meta:document-statistic meta:page-count="1" meta:paragraph-count="3" meta:word-count="230" meta:character-count="1541" meta:row-count="10" meta:non-whitespace-character-count="1314"/>
  </office:meta>
</office:document-meta>
</file>